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eprefixes" style:family="table">
      <style:table-properties style:width="6.925in" table:align="margins"/>
    </style:style>
    <style:style style:name="Typeprefixes.A" style:family="table-column">
      <style:table-column-properties style:column-width="3.4625in" style:rel-column-width="32767*"/>
    </style:style>
    <style:style style:name="Typeprefix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ypeprefixes.B1" style:family="table-cell">
      <style:table-cell-properties fo:padding="0.0382in" fo:border="0.05pt solid #000000"/>
    </style:style>
    <style:style style:name="Typeprefixes.A2" style:family="table-cell">
      <style:table-cell-properties fo:padding="0.0382in" fo:border-left="0.05pt solid #000000" fo:border-right="none" fo:border-top="none" fo:border-bottom="0.05pt solid #000000"/>
    </style:style>
    <style:style style:name="Typeprefix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ab7" officeooo:paragraph-rsid="001feab7"/>
    </style:style>
    <style:style style:name="P2" style:family="paragraph" style:parent-style-name="Standard">
      <style:text-properties officeooo:rsid="001feab7" officeooo:paragraph-rsid="0022d339"/>
    </style:style>
    <style:style style:name="P3" style:family="paragraph" style:parent-style-name="Standard">
      <style:text-properties officeooo:rsid="001feab7" officeooo:paragraph-rsid="0023b87d"/>
    </style:style>
    <style:style style:name="P4" style:family="paragraph" style:parent-style-name="Standard">
      <style:text-properties officeooo:rsid="001feab7" officeooo:paragraph-rsid="00243b68"/>
    </style:style>
    <style:style style:name="P5" style:family="paragraph" style:parent-style-name="Standard">
      <style:text-properties officeooo:rsid="001feab7" officeooo:paragraph-rsid="001feab7"/>
    </style:style>
    <style:style style:name="P6" style:family="paragraph" style:parent-style-name="Standard">
      <style:text-properties officeooo:rsid="001feab7" officeooo:paragraph-rsid="0030ed05"/>
    </style:style>
    <style:style style:name="P7" style:family="paragraph" style:parent-style-name="Standard">
      <style:text-properties officeooo:rsid="001feab7" officeooo:paragraph-rsid="003b7bd1"/>
    </style:style>
    <style:style style:name="P8" style:family="paragraph" style:parent-style-name="Standard">
      <style:text-properties officeooo:paragraph-rsid="0030ed05"/>
    </style:style>
    <style:style style:name="P9" style:family="paragraph" style:parent-style-name="Standard">
      <style:text-properties officeooo:paragraph-rsid="0034693e"/>
    </style:style>
    <style:style style:name="P10" style:family="paragraph" style:parent-style-name="Heading_20_1" style:list-style-name=""/>
    <style:style style:name="P11" style:family="paragraph" style:parent-style-name="Heading_20_1">
      <style:paragraph-properties fo:break-before="page"/>
    </style:style>
    <style:style style:name="P12" style:family="paragraph" style:parent-style-name="Table_20_Contents">
      <style:text-properties officeooo:rsid="002bd693" officeooo:paragraph-rsid="002bd693"/>
    </style:style>
    <style:style style:name="T1" style:family="text">
      <style:text-properties officeooo:rsid="00204b97"/>
    </style:style>
    <style:style style:name="T2" style:family="text">
      <style:text-properties officeooo:rsid="0022d339"/>
    </style:style>
    <style:style style:name="T3" style:family="text">
      <style:text-properties officeooo:rsid="0023b87d"/>
    </style:style>
    <style:style style:name="T4" style:family="text">
      <style:text-properties officeooo:rsid="00243b68"/>
    </style:style>
    <style:style style:name="T5" style:family="text">
      <style:text-properties officeooo:rsid="00260970"/>
    </style:style>
    <style:style style:name="T6" style:family="text">
      <style:text-properties officeooo:rsid="001feab7"/>
    </style:style>
    <style:style style:name="T7" style:family="text">
      <style:text-properties officeooo:rsid="0026da59"/>
    </style:style>
    <style:style style:name="T8" style:family="text">
      <style:text-properties officeooo:rsid="0029886f"/>
    </style:style>
    <style:style style:name="T9" style:family="text">
      <style:text-properties officeooo:rsid="002f4f71"/>
    </style:style>
    <style:style style:name="T10" style:family="text">
      <style:text-properties officeooo:rsid="0030b375"/>
    </style:style>
    <style:style style:name="T11" style:family="text">
      <style:text-properties officeooo:rsid="0035daed"/>
    </style:style>
    <style:style style:name="T12" style:family="text">
      <style:text-properties officeooo:rsid="003b7bd1"/>
    </style:style>
    <style:style style:name="T13" style:family="text">
      <style:text-properties style:font-name="Times New Roman" officeooo:rsid="003b7bd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re Specification</text:p>
      <text:p text:style-name="Standard"/>
      <text:h text:style-name="Heading_20_1" text:outline-level="1"><text:span text:style-name="Source_20_Text">Glossary of Terms</text:span></text:h>
      <text:p text:style-name="P1"/>
      <text:p text:style-name="P1">Thing = Common base class in the reddit database. All things have <text:span text:style-name="T5">an</text:span> <text:span text:style-name="T5">ID</text:span>, name, kind and data.</text:p>
      <text:p text:style-name="P2">ID = <text:span text:style-name="T1">I</text:span>tem's unique identifier, e.g. "<text:span text:style-name="T2">2s5qo</text:span>"</text:p>
      <text:p text:style-name="P3">Name = <text:span text:style-name="T5">Fullname of a thing</text:span>, e.g. "t1_<text:span text:style-name="T3">2qhu0</text:span>"</text:p>
      <text:p text:style-name="P8"/>
      <text:p text:style-name="P9"><text:span text:style-name="T6">Fullname = A combination of the type prefix and the things ID in base 36. For example, t3_2so5q. Fullnames are globally unique on reddit.</text:span></text:p>
      <text:p text:style-name="P6"/>
      <text:p text:style-name="P6">Kind = <text:span text:style-name="T7">A</text:span> String identifier that denotes the object's type. <text:span text:style-name="T11">See Type prefixes.</text:span></text:p>
      <text:p text:style-name="P1">Data = A custom data structure. This object's format will follow the data structure respective <text:span text:style-name="T8">in the</text:span> kind <text:span text:style-name="T8">attribute</text:span>.</text:p>
      <text:p text:style-name="P1"/>
      <table:table table:name="Typeprefixes" table:style-name="Typeprefixes">
        <table:table-column table:style-name="Typeprefixes.A" table:number-columns-repeated="2"/>
        <table:table-row>
          <table:table-cell table:style-name="Typeprefixes.A1" office:value-type="string">
            <text:p text:style-name="Table_20_Heading"><text:span text:style-name="T7">T</text:span>ype prefixes</text:p>
          </table:table-cell>
          <table:table-cell table:style-name="Typeprefixes.B1" office:value-type="string">
            <text:p text:style-name="Table_20_Heading">Type</text:p>
          </table:table-cell>
        </table:table-row>
        <table:table-row>
          <table:table-cell table:style-name="Typeprefixes.A2" office:value-type="string">
            <text:p text:style-name="P12">t1_</text:p>
          </table:table-cell>
          <table:table-cell table:style-name="Typeprefixes.B2" office:value-type="string">
            <text:p text:style-name="P12">Comment</text:p>
          </table:table-cell>
        </table:table-row>
        <table:table-row>
          <table:table-cell table:style-name="Typeprefixes.A2" office:value-type="string">
            <text:p text:style-name="P12">t2_</text:p>
          </table:table-cell>
          <table:table-cell table:style-name="Typeprefixes.B2" office:value-type="string">
            <text:p text:style-name="P12">Account</text:p>
          </table:table-cell>
        </table:table-row>
        <table:table-row>
          <table:table-cell table:style-name="Typeprefixes.A2" office:value-type="string">
            <text:p text:style-name="P12">t3_</text:p>
          </table:table-cell>
          <table:table-cell table:style-name="Typeprefixes.B2" office:value-type="string">
            <text:p text:style-name="P12">Link</text:p>
          </table:table-cell>
        </table:table-row>
        <table:table-row>
          <table:table-cell table:style-name="Typeprefixes.A2" office:value-type="string">
            <text:p text:style-name="P12">t4_</text:p>
          </table:table-cell>
          <table:table-cell table:style-name="Typeprefixes.B2" office:value-type="string">
            <text:p text:style-name="P12">Message</text:p>
          </table:table-cell>
        </table:table-row>
        <table:table-row>
          <table:table-cell table:style-name="Typeprefixes.A2" office:value-type="string">
            <text:p text:style-name="P12">t5_</text:p>
          </table:table-cell>
          <table:table-cell table:style-name="Typeprefixes.B2" office:value-type="string">
            <text:p text:style-name="P12">Subreddit</text:p>
          </table:table-cell>
        </table:table-row>
        <table:table-row>
          <table:table-cell table:style-name="Typeprefixes.A2" office:value-type="string">
            <text:p text:style-name="P12">t6_</text:p>
          </table:table-cell>
          <table:table-cell table:style-name="Typeprefixes.B2" office:value-type="string">
            <text:p text:style-name="P12">Award</text:p>
          </table:table-cell>
        </table:table-row>
        <table:table-row>
          <table:table-cell table:style-name="Typeprefixes.A2" office:value-type="string">
            <text:p text:style-name="P12">t8_</text:p>
          </table:table-cell>
          <table:table-cell table:style-name="Typeprefixes.B2" office:value-type="string">
            <text:p text:style-name="P12">PromoCampaign</text:p>
          </table:table-cell>
        </table:table-row>
      </table:table>
      <text:p text:style-name="P1"/>
      <text:p text:style-name="P1">Listing = Used to paginate content that is too long to display in one go. Listing things have neither name nor id because they are indefinite objects.</text:p>
      <text:p text:style-name="P1"/>
      <text:p text:style-name="P1">Subreddit = Reddit entries are organized into areas of interest called "subreddits". </text:p>
      <text:p text:style-name="P1"/>
      <text:p text:style-name="P1">Endpoint = <text:span text:style-name="T10">URL for retrieving data.</text:span></text:p>
      <text:p text:style-name="P1"/>
      <text:h text:style-name="P10" text:outline-level="1"><text:span text:style-name="Source_20_Text"/></text:h>
      <text:h text:style-name="P11" text:outline-level="1"><text:span text:style-name="Source_20_Text">Architectural Goals</text:span></text:h>
      <text:p text:style-name="P7"><text:span text:style-name="Source_20_Text"><text:span text:style-name="T13">Todo</text:span></text:span></text:p>
      <text:h text:style-name="Heading_20_1" text:outline-level="1"><text:span text:style-name="Source_20_Text">Constraints</text:span></text:h>
      <text:p text:style-name="P7"><text:span text:style-name="Source_20_Text"><text:span text:style-name="T13">Todo</text:span></text:span></text:p>
      <text:h text:style-name="Heading_20_1" text:outline-level="1"><text:span text:style-name="Source_20_Text">Considerations</text:span></text:h>
      <text:p text:style-name="P7"><text:span text:style-name="Source_20_Text"><text:span text:style-name="T13">Todo</text:span></text:span></text:p>
      <text:h text:style-name="Heading_20_1" text:outline-level="1"><text:span text:style-name="Source_20_Text">Design Patterns and Principles <text:s/></text:span></text:h>
      <text:p text:style-name="P7"><text:span text:style-name="Source_20_Text"><text:span text:style-name="T13">Todo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26:29.642000000</meta:creation-date>
    <meta:editing-duration>P0D</meta:editing-duration>
    <meta:editing-cycles>1</meta:editing-cycles>
    <meta:generator>LibreOffice/4.1.3.2$Windows_x86 LibreOffice_project/70feb7d99726f064edab4605a8ab840c50ec57a</meta:generator>
    <meta:document-statistic meta:table-count="1" meta:image-count="0" meta:object-count="0" meta:page-count="2" meta:paragraph-count="35" meta:word-count="168" meta:character-count="1005" meta:non-whitespace-character-count="869"/>
    <meta:user-defined meta:name="Info 1"/>
    <meta:user-defined meta:name="Info 2"/>
    <meta:user-defined meta:name="Info 3"/>
    <meta:user-defined meta:name="Info 4"/>
  </office:meta>
</office:document-meta>
</file>